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ingAlgorithm.createNode( int position , int line , int fitness , int totalWidth , int totalStretch , int total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nuthNode.KnuthNode( int position , int line , int fitness , int totalWidth , int totalStretch , int totalShrink , double adjustRatio , int availableShrink , int availableStretch , int difference , double totalDemerits , KnuthNode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reakingAlgorithm.computeDemerits( KnuthNode activeNode , KnuthElement element , int fitnessClass , double 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reakingAlgorithm.findContextFO( KnuthSequence seq , int posi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reakingAlgorithm.createNode( int position , int line , int fitness , int totalWidth , int totalStretch , int totalShrink , double adjustRatio , int availableShrink , int availableStretch , int difference , double totalDemerits , KnuthNode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eakingAlgorithm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eakingAlgorithm.findBreakingPoints( KnuthSequence par , int startIndex , double threshold , boolean force , int allowedBreaks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BreakingAlgorithm.getAl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BestRec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getElement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computeDifference( KnuthNode activeNode , KnuthElement element , int elemen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eakingAlgorithm.isPartOverflowRecovery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getAvailableShrink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notInfiniteDemerits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stRecords.hasRec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getAlignmen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calculateBreakPoints( KnuthNode node , KnuthSequence par , int tot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stRecords.addRecord( double demerits , KnuthNode node , double adjust , int availableShrink , int availableStretch , int difference , int fitn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reakingAlgorithm.getNode( int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getAvailableStretch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getDifference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computeFitness( doubl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eakingAlgorithm.restartFrom( KnuthNode restartingNode , int current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reakingAlgorithm.toString( String pre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eakingAlgorithm.BreakingAlgorithm( int align , int alignLast , boolean first , boolean partOverflowRecovery , int maxFlag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stRecords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eakingAlgorithm.computeAdjustmentRatio( KnuthNode activeNode , int differe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stRecords.getDemerits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removeNode( int line , Knuth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reakingAlgorithm.getLin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addBreaks( int line , int elementId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reakingAlgorithm.getLineWidth( int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eakingAlgorithm.getMaxRecovery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Nod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stRecords.getMinDemeri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eakingAlgorithm.compareNodes( KnuthNode node1 , KnuthNode nod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eakingAlgorithm.handleBox( KnuthBox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stRecords.getAdjust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stRecords.getNode( int fi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considerLegalBreak( KnuthElement element , int elementIdx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BreakingAlgorithm.setConstantLineWidth( int line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ingAlgorithm.addNode( int line , Knuth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reakingAlgorithm.findBreakingPoints( KnuthSequence par , double threshold , boolean force , int allowedBrea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